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4700b8" draw:fill="none" draw:fill-color="#23b8d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3deb3d" draw:textarea-horizontal-align="justify" draw:textarea-vertical-align="middle" draw:auto-grow-height="false" draw:shadow="visible" draw:shadow-offset-x="0.1cm" draw:shadow-offset-y="0.1cm" draw:shadow-color="#7da647"/>
    </style:style>
    <style:style style:name="gr4" style:family="graphic" style:parent-style-name="standard">
      <style:graphic-properties draw:stroke="solid" svg:stroke-color="#7da647" draw:fill="solid" draw:fill-color="#3deb3d" draw:auto-grow-height="false" fo:min-height="0.749cm" fo:min-width="0.499cm" fo:wrap-option="no-wrap" draw:shadow="visible" draw:shadow-offset-x="0.1cm" draw:shadow-offset-y="0.1cm" draw:shadow-color="#7da647"/>
    </style:style>
    <style:style style:name="gr5" style:family="graphic" style:parent-style-name="standard">
      <style:graphic-properties draw:stroke="none" draw:fill="solid" draw:fill-color="#33cc66" draw:textarea-horizontal-align="justify" draw:textarea-vertical-align="middle" draw:auto-grow-height="false" draw:shadow="visible" draw:shadow-offset-x="0cm" draw:shadow-offset-y="0.1cm" draw:shadow-color="#7da647"/>
    </style:style>
    <style:style style:name="gr6" style:family="graphic" style:parent-style-name="standard">
      <style:graphic-properties draw:stroke="none" draw:fill="solid" draw:fill-color="#944794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7pt" fo:font-weight="bold" style:font-size-asian="7pt" style:font-weight-asian="bold" style:font-size-complex="7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56cm" svg:height="0.5cm" svg:x="1cm" svg:y="4cm">
          <text:p text:style-name="P1"><text:span text:style-name="T1">LIVRAISON/M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draw:layer="layout" svg:width="3.5cm" svg:height="1.5cm" svg:x="1.5cm" svg:y="1.5cm">
          <text:p text:style-name="P1"><text:span text:style-name="T2">Fournisseurs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4" draw:layer="layout" svg:width="2.406cm" svg:height="1.5cm" svg:x="2cm" svg:y="5.5cm">
            <text:p text:style-name="P1"><text:span text:style-name="T3">RECEPTIONNER</text:span></text:p>
            <text:p text:style-name="P1"><text:span text:style-name="T3">-MAT</text:span></text:p>
            <text:p text:style-name="P1"><text:span text:style-name="T3"/></text:p>
            <draw:enhanced-geometry svg:viewBox="0 0 21600 21600" draw:type="rectangle" draw:enhanced-path="M 0 0 L 21600 0 21600 21600 0 21600 0 0 Z N"/>
          </draw:custom-shape>
          <draw:custom-shape draw:style-name="gr4" draw:layer="layout" svg:width="2.406cm" svg:height="1.5cm" svg:x="2cm" svg:y="5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3" draw:text-style-name="P4" draw:layer="layout" svg:width="2.406cm" svg:height="1.5cm" svg:x="10.094cm" svg:y="19.3cm">
            <text:p text:style-name="P1"><text:span text:style-name="T3">CONTROLER-</text:span></text:p>
            <text:p text:style-name="P1"><text:span text:style-name="T3">RETOUR</text:span></text:p>
            <text:p text:style-name="P1"><text:span text:style-name="T3"/></text:p>
            <draw:enhanced-geometry svg:viewBox="0 0 21600 21600" draw:type="rectangle" draw:enhanced-path="M 0 0 L 21600 0 21600 21600 0 21600 0 0 Z N"/>
          </draw:custom-shape>
          <draw:custom-shape draw:style-name="gr4" draw:layer="layout" svg:width="2.406cm" svg:height="1.5cm" svg:x="10.094cm" svg:y="19.3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3" draw:text-style-name="P4" draw:layer="layout" svg:width="2.406cm" svg:height="1.5cm" svg:x="9.594cm" svg:y="12.3cm">
            <text:p text:style-name="P1"><text:span text:style-name="T3">AFFECTER-MAT</text:span></text:p>
            <text:p text:style-name="P1"><text:span text:style-name="T3"/></text:p>
            <text:p text:style-name="P1"><text:span text:style-name="T3"/></text:p>
            <draw:enhanced-geometry svg:viewBox="0 0 21600 21600" draw:type="rectangle" draw:enhanced-path="M 0 0 L 21600 0 21600 21600 0 21600 0 0 Z N"/>
          </draw:custom-shape>
          <draw:custom-shape draw:style-name="gr4" draw:layer="layout" svg:width="2.406cm" svg:height="1.5cm" svg:x="9.594cm" svg:y="12.3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3" draw:text-style-name="P4" draw:layer="layout" svg:width="2.406cm" svg:height="1.5cm" svg:x="9.594cm" svg:y="8cm">
            <text:p text:style-name="P1"><text:span text:style-name="T3">ENTRER-PARC</text:span></text:p>
            <text:p text:style-name="P1"><text:span text:style-name="T3"/></text:p>
            <text:p text:style-name="P1"><text:span text:style-name="T3"/></text:p>
            <draw:enhanced-geometry svg:viewBox="0 0 21600 21600" draw:type="rectangle" draw:enhanced-path="M 0 0 L 21600 0 21600 21600 0 21600 0 0 Z N"/>
          </draw:custom-shape>
          <draw:custom-shape draw:style-name="gr4" draw:layer="layout" svg:width="2.406cm" svg:height="1.5cm" svg:x="9.594cm" svg:y="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custom-shape draw:style-name="gr1" draw:text-style-name="P2" draw:layer="layout" svg:width="4.656cm" svg:height="0.5cm" svg:x="4.844cm" svg:y="6.5cm">
          <text:p text:style-name="P1"><text:span text:style-name="T1">AVIS-LIVRAIS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9cm" svg:y="5.5cm">
          <text:p text:style-name="P1"><text:span text:style-name="T1">DMDE-ENTREE-PAR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12.844cm" svg:y="6.5cm">
          <text:p text:style-name="P1"><text:span text:style-name="T1">AVIS_MAINTENAN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2.9cm" svg:y="10cm">
          <text:p text:style-name="P1"><text:span text:style-name="T1">ENTREE-POINT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7.344cm" svg:y="10cm">
          <text:p text:style-name="P1"><text:span text:style-name="T1">MAT-DISP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11.844cm" svg:y="10cm">
          <text:p text:style-name="P1"><text:span text:style-name="T1">DMDE/M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11cm" svg:y="17cm">
          <text:p text:style-name="P1"><text:span text:style-name="T1">RESTITUTION/M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15cm" svg:y="18.5cm">
          <text:p text:style-name="P1"><text:span text:style-name="T1">SUIVI-MAC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14cm" svg:y="20cm">
          <text:p text:style-name="P1"><text:span text:style-name="T1">RETOUR-POINT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13.344cm" svg:y="21cm">
          <text:p text:style-name="P1"><text:span text:style-name="T1">DMDE-ENTREE-PAR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10.844cm" svg:y="22cm">
          <text:p text:style-name="P1"><text:span text:style-name="T1">TRANSFERT-CHANTI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6.344cm" svg:y="22cm">
          <text:p text:style-name="P1"><text:span text:style-name="T1">DEM_MAINTENAN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1.5cm" svg:y="22cm">
          <text:p text:style-name="P1"><text:span text:style-name="T1">RETOUR-FOU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draw:layer="layout" svg:width="3.5cm" svg:height="1.5cm" svg:x="1.5cm" svg:y="23cm">
          <text:p text:style-name="P1"><text:span text:style-name="T2">Fournisseurs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5cm" svg:height="1.5cm" svg:x="14.5cm" svg:y="24.3cm">
          <text:p text:style-name="P1"><text:span text:style-name="T2">Autre Chanti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polygon draw:style-name="gr5" draw:text-style-name="P5" draw:layer="layout" svg:width="2.869cm" svg:height="0.779cm" svg:x="9.409cm" svg:y="7.22cm" svg:viewBox="0 0 2870 780" draw:points="0,0 2869,0 2869,299 2870,299 1435,780 0,299">
          <text:p text:style-name="P1"><text:span text:style-name="T4">S12</text:span></text:p>
        </draw:polygon>
        <draw:custom-shape draw:style-name="gr6" draw:text-style-name="P6" draw:layer="layout" svg:width="2.75cm" svg:height="2.75cm" svg:x="16.75cm" svg:y="7.5cm">
          <text:p text:style-name="P1"><text:span text:style-name="T5">Gérer_Chantier</text:span></text:p>
          <draw:enhanced-geometry svg:viewBox="0 0 21600 21600" draw:glue-points="10800 0 3163 3163 0 10800 3163 18437 10800 21600 18437 18437 21600 10800 18437 3163" draw:text-areas="3163 3163 18437 18437" draw:type="ring" draw:modifiers="1528.66853258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olygon draw:style-name="gr5" draw:text-style-name="P5" draw:layer="layout" svg:width="2.869cm" svg:height="0.779cm" svg:x="9.5cm" svg:y="11.5cm" svg:viewBox="0 0 2870 780" draw:points="0,0 2869,0 2869,299 2870,299 1435,780 0,299">
          <text:p text:style-name="P1"><text:span text:style-name="T4">S5</text:span></text:p>
        </draw:polygon>
        <draw:custom-shape draw:style-name="gr1" draw:text-style-name="P2" draw:layer="layout" svg:width="4.656cm" svg:height="0.5cm" svg:x="3.4cm" svg:y="14.5cm">
          <text:p text:style-name="P1"><text:span text:style-name="T1">SORTIE-POINT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7.844cm" svg:y="14.5cm">
          <text:p text:style-name="P1"><text:span text:style-name="T1">DMDE-PREST-URGENT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12.344cm" svg:y="14.5cm">
          <text:p text:style-name="P1"><text:span text:style-name="T1">AFF/M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6" draw:layer="layout" svg:width="2.75cm" svg:height="2.75cm" svg:x="16.75cm" svg:y="15cm">
          <text:p text:style-name="P1"><text:span text:style-name="T5">Gérer_Chantier</text:span></text:p>
          <draw:enhanced-geometry svg:viewBox="0 0 21600 21600" draw:glue-points="10800 0 3163 3163 0 10800 3163 18437 10800 21600 18437 18437 21600 10800 18437 3163" draw:text-areas="3163 3163 18437 18437" draw:type="ring" draw:modifiers="1528.66853258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" draw:text-style-name="P1" draw:layer="layout" svg:x1="3.5cm" svg:y1="3cm" svg:x2="3.5cm" svg:y2="4cm">
          <text:p/>
        </draw:line>
        <draw:line draw:style-name="gr7" draw:text-style-name="P1" draw:layer="layout" svg:x1="3.5cm" svg:y1="4.5cm" svg:x2="3.5cm" svg:y2="5.5cm">
          <text:p/>
        </draw:line>
        <draw:line draw:style-name="gr7" draw:text-style-name="P1" draw:layer="layout" svg:x1="11cm" svg:y1="6cm" svg:x2="11.011cm" svg:y2="7.22cm">
          <text:p/>
        </draw:line>
        <draw:line draw:style-name="gr7" draw:text-style-name="P1" draw:layer="layout" svg:x1="8.608cm" svg:y1="7cm" svg:x2="9.5cm" svg:y2="7.5cm">
          <text:p/>
        </draw:line>
        <draw:line draw:style-name="gr7" draw:text-style-name="P1" draw:layer="layout" svg:x1="13.5cm" svg:y1="7cm" svg:x2="12.279cm" svg:y2="7.519cm">
          <text:p/>
        </draw:line>
        <draw:line draw:style-name="gr7" draw:text-style-name="P1" draw:layer="layout" svg:x1="10.5cm" svg:y1="9.5cm" svg:x2="10.5cm" svg:y2="10cm">
          <text:p/>
        </draw:line>
        <draw:line draw:style-name="gr7" draw:text-style-name="P1" draw:layer="layout" svg:x1="9.705cm" svg:y1="9.5cm" svg:x2="6cm" svg:y2="10cm">
          <text:p/>
        </draw:line>
        <draw:line draw:style-name="gr7" draw:text-style-name="P1" draw:layer="layout" svg:x1="16.899cm" svg:y1="9.5cm" svg:x2="14.831cm" svg:y2="10cm">
          <text:p/>
        </draw:line>
        <draw:line draw:style-name="gr7" draw:text-style-name="P1" draw:layer="layout" svg:x1="13.5cm" svg:y1="10.5cm" svg:x2="11.31cm" svg:y2="11.5cm">
          <text:p/>
        </draw:line>
        <draw:line draw:style-name="gr7" draw:text-style-name="P1" draw:layer="layout" svg:x1="9.764cm" svg:y1="10.5cm" svg:x2="10.51cm" svg:y2="11.5cm">
          <text:p/>
        </draw:line>
        <draw:line draw:style-name="gr7" draw:text-style-name="P1" draw:layer="layout" svg:x1="9.923cm" svg:y1="13.8cm" svg:x2="7.397cm" svg:y2="14.5cm">
          <text:p/>
        </draw:line>
        <draw:line draw:style-name="gr7" draw:text-style-name="P1" draw:layer="layout" svg:x1="11.026cm" svg:y1="13.8cm" svg:x2="9.923cm" svg:y2="14.5cm">
          <text:p/>
        </draw:line>
        <draw:line draw:style-name="gr7" draw:text-style-name="P1" draw:layer="layout" svg:x1="12.026cm" svg:y1="13.8cm" svg:x2="14.123cm" svg:y2="14.5cm">
          <text:p/>
        </draw:line>
        <draw:line draw:style-name="gr7" draw:text-style-name="P1" draw:layer="layout" svg:x1="14.903cm" svg:y1="15cm" svg:x2="17cm" svg:y2="15.7cm">
          <text:p/>
        </draw:line>
        <draw:line draw:style-name="gr7" draw:text-style-name="P1" draw:layer="layout" svg:x1="16.75cm" svg:y1="16.583cm" svg:x2="14.097cm" svg:y2="17cm">
          <text:p/>
        </draw:line>
        <draw:line draw:style-name="gr7" draw:text-style-name="P1" draw:layer="layout" svg:x1="18.055cm" svg:y1="17.75cm" svg:x2="17.57cm" svg:y2="18.5cm">
          <text:p/>
        </draw:line>
        <draw:line draw:style-name="gr7" draw:text-style-name="P1" draw:layer="layout" svg:x1="12.502cm" svg:y1="17.5cm" svg:x2="11.738cm" svg:y2="19.3cm">
          <text:p/>
        </draw:line>
        <draw:line draw:style-name="gr7" draw:text-style-name="P1" draw:layer="layout" svg:x1="12.5cm" svg:y1="19.825cm" svg:x2="14.477cm" svg:y2="20.254cm">
          <text:p/>
        </draw:line>
        <draw:line draw:style-name="gr7" draw:text-style-name="P1" draw:layer="layout" svg:x1="12.501cm" svg:y1="19.826cm" svg:x2="13.918cm" svg:y2="21.241cm">
          <text:p/>
        </draw:line>
        <draw:line draw:style-name="gr7" draw:text-style-name="P1" draw:layer="layout" svg:x1="11.495cm" svg:y1="20.812cm" svg:x2="13.08cm" svg:y2="22cm">
          <text:p/>
        </draw:line>
        <draw:line draw:style-name="gr7" draw:text-style-name="P1" draw:layer="layout" svg:x1="10.524cm" svg:y1="20.8cm" svg:x2="4.732cm" svg:y2="22cm">
          <text:p/>
        </draw:line>
        <draw:line draw:style-name="gr7" draw:text-style-name="P1" draw:layer="layout" svg:x1="11.086cm" svg:y1="20.8cm" svg:x2="9.39cm" svg:y2="22cm">
          <text:p/>
        </draw:line>
        <draw:line draw:style-name="gr7" draw:text-style-name="P1" draw:layer="layout" svg:x1="13.788cm" svg:y1="22.5cm" svg:x2="16.303cm" svg:y2="24.3cm">
          <text:p/>
        </draw:line>
        <draw:line draw:style-name="gr7" draw:text-style-name="P1" draw:layer="layout" svg:x1="3.5cm" svg:y1="22.5cm" svg:x2="3.5cm" svg:y2="23.141cm">
          <text:p/>
        </draw:line>
        <draw:line draw:style-name="gr7" draw:text-style-name="P1" draw:layer="layout" svg:x1="4.406cm" svg:y1="5.739cm" svg:x2="6cm" svg:y2="6.5cm">
          <text:p/>
        </draw:line>
        <draw:rect draw:style-name="gr8" draw:text-style-name="P5" draw:layer="layout" svg:width="10.5cm" svg:height="1.5cm" svg:x="8.5cm" svg:y="2cm">
          <text:p text:style-name="P1"><text:span text:style-name="T4">PROCESSUS D'AFFECTATION ET DE </text:span></text:p>
          <text:p text:style-name="P1"><text:span text:style-name="T4">RESTITUTION DU MATERIEL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07T16:38:22.25</meta:creation-date>
    <dc:date>2011-02-09T18:17:31.13</dc:date>
    <meta:editing-duration>PT00H37M36S</meta:editing-duration>
    <meta:editing-cycles>5</meta:editing-cycles>
    <meta:generator>OpenOffice.org/3.2$Win32 OpenOffice.org_project/320m18$Build-9502</meta:generator>
    <meta:document-statistic meta:object-count="62"/>
  </office:meta>
</office:document-meta>
</file>